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style:font-weight-asian="bold" style:font-weight-complex="bold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Описание модуля <text:span text:style-name="T2">ProxyDCS</text:span><text:span text:style-name="T1">.</text:span></text:p>
      <text:p text:style-name="P2"/>
      <text:p text:style-name="P1">Структура взаимодействия предполагает отсутствие единого сервера данных.</text:p>
      <text:p text:style-name="P1">Структура динамическая конфигурируемая в процессе выполнения.</text:p>
      <text:p text:style-name="P1"/>
      <text:p text:style-name="P3">ProxyDCS.</text:p>
      <text:p text:style-name="P2"><text:span text:style-name="T3">Должен осуществлять сбор идентификаторов других модулей </text:span>ProxyDCS.</text:p>
      <text:p text:style-name="P1"/>
      <text:p text:style-name="P1">При запросе от другого модуля передавать список обнаруженных модулей.</text:p>
      <text:p text:style-name="P1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1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ProxyDCS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58M49S</meta:editing-duration>
    <meta:editing-cycles>5</meta:editing-cycles>
    <meta:generator>OpenOffice/4.0.0$Win32 OpenOffice.org_project/400m3$Build-9702</meta:generator>
    <dc:date>2016-04-27T12:25:27.45</dc:date>
    <dc:creator>Федор Гурин</dc:creator>
    <meta:document-statistic meta:table-count="0" meta:image-count="0" meta:object-count="0" meta:page-count="1" meta:paragraph-count="10" meta:word-count="94" meta:character-count="814"/>
    <meta:user-defined meta:name="Info 1"/>
    <meta:user-defined meta:name="Info 2"/>
    <meta:user-defined meta:name="Info 3"/>
    <meta:user-defined meta:name="Info 4"/>
  </office:meta>
</office:document-meta>
</file>